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 style:data-style-name="N1">
      <style:table-cell-properties fo:background-color="#999999"/>
    </style:style>
    <style:style style:name="ce11" style:family="table-cell" style:parent-style-name="Default" style:data-style-name="N1">
      <style:table-cell-properties fo:background-color="transparent"/>
    </style:style>
    <style:style style:name="ce2" style:family="table-cell" style:parent-style-name="Default" style:data-style-name="N61"/>
    <style:style style:name="ce5" style:family="table-cell" style:parent-style-name="Default" style:data-style-name="N11"/>
    <style:style style:name="ce6" style:family="table-cell" style:parent-style-name="Default" style:data-style-name="N116"/>
    <style:style style:name="ce7" style:family="table-cell" style:parent-style-name="Default" style:data-style-name="N2"/>
    <style:style style:name="ce8" style:family="table-cell" style:parent-style-name="Default" style:data-style-name="N1"/>
    <style:style style:name="ce17" style:family="table-cell" style:parent-style-name="Default" style:data-style-name="N100"/>
    <style:style style:name="ce18" style:family="table-cell" style:parent-style-name="Default" style:data-style-name="N61"/>
    <style:style style:name="ce19" style:family="table-cell" style:parent-style-name="Default" style:data-style-name="N116"/>
    <style:style style:name="ce20" style:family="table-cell" style:parent-style-name="Default" style:data-style-name="N2"/>
    <style:style style:name="ce21" style:family="table-cell" style:parent-style-name="Default" style:data-style-name="N11"/>
    <style:style style:name="ce22" style:family="table-cell" style:parent-style-name="Default" style:data-style-name="N1"/>
    <style:style style:name="ce23" style:family="table-cell" style:parent-style-name="Default" style:data-style-name="N1">
      <style:table-cell-properties fo:background-color="#999999"/>
    </style:style>
    <style:style style:name="ce2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Registerfile</text:p>
          </table:table-cell>
          <table:table-cell table:number-columns-repeated="4"/>
          <table:table-cell office:value-type="string" calcext:value-type="string">
            <text:p>Operation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: Key pres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: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r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: Key miss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ds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maske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phase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WM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State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CC (mV) MSB</text:p>
          </table:table-cell>
          <table:table-cell office:value-type="string" calcext:value-type="string">
            <text:p>15bit</text:p>
          </table:table-cell>
          <table:table-cell/>
          <table:table-cell office:value-type="string" calcext:value-type="string">
            <text:p>fosc</text:p>
          </table:table-cell>
          <table:table-cell table:style-name="ce18" office:value-type="float" office:value="20000000" calcext:value-type="float">
            <text:p>2,00E+07</text:p>
          </table:table-cell>
          <table:table-cell table:style-name="ce18" office:value-type="float" office:value="14745600" calcext:value-type="float">
            <text:p>1,47E+07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divider</text:p>
          </table:table-cell>
          <table:table-cell table:number-columns-repeated="2"/>
          <table:table-cell office:value-type="string" calcext:value-type="string">
            <text:p>prescale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duty</text:p>
          </table:table-cell>
          <table:table-cell table:style-name="ce21" table:formula="of:=[.K16]/255" office:value-type="percentage" office:value="0.0392156862745098" calcext:value-type="percentage">
            <text:p>3,92 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pwm</text:p>
          </table:table-cell>
          <table:table-cell table:formula="of:=[.G16]/(256*[.G17])" office:value-type="float" office:value="305.17578125" calcext:value-type="float">
            <text:p>305,17578125</text:p>
          </table:table-cell>
          <table:table-cell table:formula="of:=[.H16]/(256*[.H17])" office:value-type="float" office:value="225" calcext:value-type="float">
            <text:p>225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timer</text:p>
          </table:table-cell>
          <table:table-cell table:number-columns-repeated="2"/>
          <table:table-cell office:value-type="string" calcext:value-type="string">
            <text:p>Fmin(255)</text:p>
          </table:table-cell>
          <table:table-cell/>
          <table:table-cell office:value-type="string" calcext:value-type="string">
            <text:p>Fmin(65535)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5bi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$16]/[.$F22]" office:value-type="float" office:value="20000000" calcext:value-type="float">
            <text:p>20000000</text:p>
          </table:table-cell>
          <table:table-cell table:formula="of:=[.H$16]/[.$F22]" office:value-type="float" office:value="14745600" calcext:value-type="float">
            <text:p>14745600</text:p>
          </table:table-cell>
          <table:table-cell table:style-name="ce20" table:formula="of:=[.G$16]/(256*[.$F22])" office:value-type="float" office:value="78125" calcext:value-type="float">
            <text:p>78125,00</text:p>
          </table:table-cell>
          <table:table-cell table:style-name="ce20" table:formula="of:=[.H$16]/(256*[.$F22])" office:value-type="float" office:value="57600" calcext:value-type="float">
            <text:p>57600,00</text:p>
          </table:table-cell>
          <table:table-cell table:style-name="ce20" table:formula="of:=[.G$16]/([.$F22]*65536)" office:value-type="float" office:value="305.17578125" calcext:value-type="float">
            <text:p>305,18</text:p>
          </table:table-cell>
          <table:table-cell table:style-name="ce20" table:formula="of:=[.H$16]/([.$F22]*65536)" office:value-type="float" office:value="225" calcext:value-type="float">
            <text:p>225,0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Ty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$16]/[.$F23]" office:value-type="float" office:value="2500000" calcext:value-type="float">
            <text:p>2500000</text:p>
          </table:table-cell>
          <table:table-cell table:formula="of:=[.H$16]/[.$F23]" office:value-type="float" office:value="1843200" calcext:value-type="float">
            <text:p>1843200</text:p>
          </table:table-cell>
          <table:table-cell table:style-name="ce20" table:formula="of:=[.G$16]/(256*[.$F23])" office:value-type="float" office:value="9765.625" calcext:value-type="float">
            <text:p>9765,63</text:p>
          </table:table-cell>
          <table:table-cell table:style-name="ce20" table:formula="of:=[.H$16]/(256*[.$F23])" office:value-type="float" office:value="7200" calcext:value-type="float">
            <text:p>7200,00</text:p>
          </table:table-cell>
          <table:table-cell table:style-name="ce20" table:formula="of:=[.G$16]/([.$F23]*65536)" office:value-type="float" office:value="38.14697265625" calcext:value-type="float">
            <text:p>38,15</text:p>
          </table:table-cell>
          <table:table-cell table:style-name="ce20" table:formula="of:=[.H$16]/([.$F23]*65536)" office:value-type="float" office:value="28.125" calcext:value-type="float">
            <text:p>28,13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bounc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G$16]/[.$F24]" office:value-type="float" office:value="625000" calcext:value-type="float">
            <text:p>625000</text:p>
          </table:table-cell>
          <table:table-cell table:formula="of:=[.H$16]/[.$F24]" office:value-type="float" office:value="460800" calcext:value-type="float">
            <text:p>460800</text:p>
          </table:table-cell>
          <table:table-cell table:style-name="ce20" table:formula="of:=[.G$16]/(256*[.$F24])" office:value-type="float" office:value="2441.40625" calcext:value-type="float">
            <text:p>2441,41</text:p>
          </table:table-cell>
          <table:table-cell table:style-name="ce20" table:formula="of:=[.H$16]/(256*[.$F24])" office:value-type="float" office:value="1800" calcext:value-type="float">
            <text:p>1800,00</text:p>
          </table:table-cell>
          <table:table-cell table:style-name="ce20" table:formula="of:=[.G$16]/([.$F24]*65536)" office:value-type="float" office:value="9.5367431640625" calcext:value-type="float">
            <text:p>9,54</text:p>
          </table:table-cell>
          <table:table-cell table:style-name="ce20" table:formula="of:=[.H$16]/([.$F24]*65536)" office:value-type="float" office:value="7.03125" calcext:value-type="float">
            <text:p>7,0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art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G$16]/[.$F25]" office:value-type="float" office:value="312500" calcext:value-type="float">
            <text:p>312500</text:p>
          </table:table-cell>
          <table:table-cell table:formula="of:=[.H$16]/[.$F25]" office:value-type="float" office:value="230400" calcext:value-type="float">
            <text:p>230400</text:p>
          </table:table-cell>
          <table:table-cell table:style-name="ce20" table:formula="of:=[.G$16]/(256*[.$F25])" office:value-type="float" office:value="1220.703125" calcext:value-type="float">
            <text:p>1220,70</text:p>
          </table:table-cell>
          <table:table-cell table:style-name="ce20" table:formula="of:=[.H$16]/(256*[.$F25])" office:value-type="float" office:value="900" calcext:value-type="float">
            <text:p>900,00</text:p>
          </table:table-cell>
          <table:table-cell table:style-name="ce20" table:formula="of:=[.G$16]/([.$F25]*65536)" office:value-type="float" office:value="4.76837158203125" calcext:value-type="float">
            <text:p>4,77</text:p>
          </table:table-cell>
          <table:table-cell table:style-name="ce20" table:formula="of:=[.H$16]/([.$F25]*65536)" office:value-type="float" office:value="3.515625" calcext:value-type="float">
            <text:p>3,5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op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G$16]/[.$F26]" office:value-type="float" office:value="156250" calcext:value-type="float">
            <text:p>156250</text:p>
          </table:table-cell>
          <table:table-cell table:formula="of:=[.H$16]/[.$F26]" office:value-type="float" office:value="115200" calcext:value-type="float">
            <text:p>115200</text:p>
          </table:table-cell>
          <table:table-cell table:style-name="ce20" table:formula="of:=[.G$16]/(256*[.$F26])" office:value-type="float" office:value="610.3515625" calcext:value-type="float">
            <text:p>610,35</text:p>
          </table:table-cell>
          <table:table-cell table:style-name="ce20" table:formula="of:=[.H$16]/(256*[.$F26])" office:value-type="float" office:value="450" calcext:value-type="float">
            <text:p>450,00</text:p>
          </table:table-cell>
          <table:table-cell table:style-name="ce20" table:formula="of:=[.G$16]/([.$F26]*65536)" office:value-type="float" office:value="2.38418579101562" calcext:value-type="float">
            <text:p>2,38</text:p>
          </table:table-cell>
          <table:table-cell table:style-name="ce20" table:formula="of:=[.H$16]/([.$F26]*65536)" office:value-type="float" office:value="1.7578125" calcext:value-type="float">
            <text:p>1,76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cc cal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G$16]/[.$F27]" office:value-type="float" office:value="78125" calcext:value-type="float">
            <text:p>78125</text:p>
          </table:table-cell>
          <table:table-cell table:formula="of:=[.H$16]/[.$F27]" office:value-type="float" office:value="57600" calcext:value-type="float">
            <text:p>57600</text:p>
          </table:table-cell>
          <table:table-cell table:style-name="ce20" table:formula="of:=[.G$16]/(256*[.$F27])" office:value-type="float" office:value="305.17578125" calcext:value-type="float">
            <text:p>305,18</text:p>
          </table:table-cell>
          <table:table-cell table:style-name="ce20" table:formula="of:=[.H$16]/(256*[.$F27])" office:value-type="float" office:value="225" calcext:value-type="float">
            <text:p>225,00</text:p>
          </table:table-cell>
          <table:table-cell table:style-name="ce20" table:formula="of:=[.G$16]/([.$F27]*65536)" office:value-type="float" office:value="1.19209289550781" calcext:value-type="float">
            <text:p>1,19</text:p>
          </table:table-cell>
          <table:table-cell table:style-name="ce20" table:formula="of:=[.H$16]/([.$F27]*65536)" office:value-type="float" office:value="0.87890625" calcext:value-type="float">
            <text:p>0,88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fault pwm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G$16]/[.$F28]" office:value-type="float" office:value="19531.25" calcext:value-type="float">
            <text:p>19531,25</text:p>
          </table:table-cell>
          <table:table-cell table:formula="of:=[.H$16]/[.$F28]" office:value-type="float" office:value="14400" calcext:value-type="float">
            <text:p>14400</text:p>
          </table:table-cell>
          <table:table-cell table:style-name="ce20" table:formula="of:=[.G$16]/(256*[.$F28])" office:value-type="float" office:value="76.2939453125" calcext:value-type="float">
            <text:p>76,29</text:p>
          </table:table-cell>
          <table:table-cell table:style-name="ce20" table:formula="of:=[.H$16]/(256*[.$F28])" office:value-type="float" office:value="56.25" calcext:value-type="float">
            <text:p>56,25</text:p>
          </table:table-cell>
          <table:table-cell table:style-name="ce20" table:formula="of:=[.G$16]/([.$F28]*65536)" office:value-type="float" office:value="0.298023223876953" calcext:value-type="float">
            <text:p>0,30</text:p>
          </table:table-cell>
          <table:table-cell table:style-name="ce20" table:formula="of:=[.H$16]/([.$F28]*65536)" office:value-type="float" office:value="0.2197265625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wibaud</text:p>
          </table:table-cell>
          <table:table-cell table:number-columns-repeated="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W</text:p>
          </table:table-cell>
          <table:table-cell table:style-name="Default" office:value-type="string" calcext:value-type="string">
            <text:p>masterAddress</text:p>
          </table:table-cell>
          <table:table-cell office:value-type="string" calcext:value-type="string">
            <text:p>16bit</text:p>
          </table:table-cell>
          <table:table-cell/>
          <table:table-cell office:value-type="string" calcext:value-type="string">
            <text:p>fresult (1khz)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W</text:p>
          </table:table-cell>
          <table:table-cell table:style-name="Default" office:value-type="string" calcext:value-type="string">
            <text:p>featureContr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" table:formula="of:=[.$G$16]/([.G$30]*[.$F31])" office:value-type="float" office:value="4000" calcext:value-type="float">
            <text:p>4000,0</text:p>
          </table:table-cell>
          <table:table-cell table:style-name="ce19" table:formula="of:=[.$H$16]/([.H$30]*[.$F31])" office:value-type="float" office:value="2949.12" calcext:value-type="float">
            <text:p>2949,1</text:p>
          </table:table-cell>
          <table:table-cell table:style-name="ce19" table:formula="of:=[.$G$16]/([.I$30]*[.$F31])" office:value-type="float" office:value="10000" calcext:value-type="float">
            <text:p>10000,0</text:p>
          </table:table-cell>
          <table:table-cell table:style-name="ce19" table:formula="of:=[.$H$16]/([.J$30]*[.$F31])" office:value-type="float" office:value="7372.8" calcext:value-type="float">
            <text:p>7372,8</text:p>
          </table:table-cell>
          <table:table-cell table:style-name="ce19" table:formula="of:=[.$G$16]/([.K$30]*[.$F31])" office:value-type="float" office:value="20000" calcext:value-type="float">
            <text:p>20000,0</text:p>
          </table:table-cell>
          <table:table-cell table:style-name="ce19" table:formula="of:=[.$H$16]/([.L$30]*[.$F31])" office:value-type="float" office:value="14745.6" calcext:value-type="float">
            <text:p>14745,6</text:p>
          </table:table-cell>
          <table:table-cell table:style-name="ce22" table:formula="of:=[.$G$16]/([.M$30]*[.$F31])" office:value-type="float" office:value="40000" calcext:value-type="float">
            <text:p>40000</text:p>
          </table:table-cell>
          <table:table-cell table:style-name="ce22" table:formula="of:=[.$H$16]/([.N$30]*[.$F31])" office:value-type="float" office:value="29491.2" calcext:value-type="float">
            <text:p>29491</text:p>
          </table:table-cell>
          <table:table-cell table:style-name="ce23" table:formula="of:=[.$G$16]/([.O$30]*[.$F31])" office:value-type="float" office:value="80000" calcext:value-type="float">
            <text:p>80000</text:p>
          </table:table-cell>
          <table:table-cell table:style-name="ce22" table:formula="of:=[.$H$16]/([.P$30]*[.$F31])" office:value-type="float" office:value="58982.4" calcext:value-type="float">
            <text:p>58982</text:p>
          </table:table-cell>
          <table:table-cell table:style-name="ce23" table:formula="of:=[.$G$16]/([.Q$30]*[.$F31])" office:value-type="float" office:value="200000" calcext:value-type="float">
            <text:p>200000</text:p>
          </table:table-cell>
          <table:table-cell table:style-name="ce23" table:formula="of:=[.$H$16]/([.R$30]*[.$F31])" office:value-type="float" office:value="147456" calcext:value-type="float">
            <text:p>147456</text:p>
          </table:table-cell>
          <table:table-cell table:style-name="ce23" table:formula="of:=[.$G$16]/([.S$30]*[.$F31])" office:value-type="float" office:value="400000" calcext:value-type="float">
            <text:p>400000</text:p>
          </table:table-cell>
          <table:table-cell table:style-name="ce23" table:formula="of:=[.$H$16]/([.T$30]*[.$F31])" office:value-type="float" office:value="294912" calcext:value-type="float">
            <text:p>294912</text:p>
          </table:table-cell>
          <table:table-cell table:style-name="ce23" table:formula="of:=[.$G$16]/([.U$30]*[.$F31])" office:value-type="float" office:value="1250000" calcext:value-type="float">
            <text:p>1250000</text:p>
          </table:table-cell>
          <table:table-cell table:style-name="ce23" table:formula="of:=[.$H$16]/([.V$30]*[.$F31])" office:value-type="float" office:value="921600" calcext:value-type="float">
            <text:p>9216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style-name="ce19" table:formula="of:=[.$G$16]/([.G$30]*[.$F32])" office:value-type="float" office:value="500" calcext:value-type="float">
            <text:p>500,0</text:p>
          </table:table-cell>
          <table:table-cell table:style-name="ce19" table:formula="of:=[.$H$16]/([.H$30]*[.$F32])" office:value-type="float" office:value="368.64" calcext:value-type="float">
            <text:p>368,6</text:p>
          </table:table-cell>
          <table:table-cell table:style-name="ce19" table:formula="of:=[.$G$16]/([.I$30]*[.$F32])" office:value-type="float" office:value="1250" calcext:value-type="float">
            <text:p>1250,0</text:p>
          </table:table-cell>
          <table:table-cell table:style-name="ce19" table:formula="of:=[.$H$16]/([.J$30]*[.$F32])" office:value-type="float" office:value="921.6" calcext:value-type="float">
            <text:p>921,6</text:p>
          </table:table-cell>
          <table:table-cell table:style-name="ce19" table:formula="of:=[.$G$16]/([.K$30]*[.$F32])" office:value-type="float" office:value="2500" calcext:value-type="float">
            <text:p>2500,0</text:p>
          </table:table-cell>
          <table:table-cell table:style-name="ce19" table:formula="of:=[.$H$16]/([.L$30]*[.$F32])" office:value-type="float" office:value="1843.2" calcext:value-type="float">
            <text:p>1843,2</text:p>
          </table:table-cell>
          <table:table-cell table:style-name="ce22" table:formula="of:=[.$G$16]/([.M$30]*[.$F32])" office:value-type="float" office:value="5000" calcext:value-type="float">
            <text:p>5000</text:p>
          </table:table-cell>
          <table:table-cell table:style-name="ce22" table:formula="of:=[.$H$16]/([.N$30]*[.$F32])" office:value-type="float" office:value="3686.4" calcext:value-type="float">
            <text:p>3686</text:p>
          </table:table-cell>
          <table:table-cell table:style-name="ce22" table:formula="of:=[.$G$16]/([.O$30]*[.$F32])" office:value-type="float" office:value="10000" calcext:value-type="float">
            <text:p>10000</text:p>
          </table:table-cell>
          <table:table-cell table:style-name="ce22" table:formula="of:=[.$H$16]/([.P$30]*[.$F32])" office:value-type="float" office:value="7372.8" calcext:value-type="float">
            <text:p>7373</text:p>
          </table:table-cell>
          <table:table-cell table:style-name="ce24" table:formula="of:=[.$G$16]/([.Q$30]*[.$F32])" office:value-type="float" office:value="25000" calcext:value-type="float">
            <text:p>25000</text:p>
          </table:table-cell>
          <table:table-cell table:style-name="ce22" table:formula="of:=[.$H$16]/([.R$30]*[.$F32])" office:value-type="float" office:value="18432" calcext:value-type="float">
            <text:p>18432</text:p>
          </table:table-cell>
          <table:table-cell table:style-name="ce24" table:formula="of:=[.$G$16]/([.S$30]*[.$F32])" office:value-type="float" office:value="50000" calcext:value-type="float">
            <text:p>50000</text:p>
          </table:table-cell>
          <table:table-cell table:style-name="ce24" table:formula="of:=[.$H$16]/([.T$30]*[.$F32])" office:value-type="float" office:value="36864" calcext:value-type="float">
            <text:p>36864</text:p>
          </table:table-cell>
          <table:table-cell table:style-name="ce23" table:formula="of:=[.$G$16]/([.U$30]*[.$F32])" office:value-type="float" office:value="156250" calcext:value-type="float">
            <text:p>156250</text:p>
          </table:table-cell>
          <table:table-cell table:style-name="ce23" table:formula="of:=[.$H$16]/([.V$30]*[.$F32])" office:value-type="float" office:value="115200" calcext:value-type="float">
            <text:p>115200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style-name="ce19" table:formula="of:=[.$G$16]/([.G$30]*[.$F33])" office:value-type="float" office:value="125" calcext:value-type="float">
            <text:p>125,0</text:p>
          </table:table-cell>
          <table:table-cell table:style-name="ce19" table:formula="of:=[.$H$16]/([.H$30]*[.$F33])" office:value-type="float" office:value="92.16" calcext:value-type="float">
            <text:p>92,2</text:p>
          </table:table-cell>
          <table:table-cell table:style-name="ce19" table:formula="of:=[.$G$16]/([.I$30]*[.$F33])" office:value-type="float" office:value="312.5" calcext:value-type="float">
            <text:p>312,5</text:p>
          </table:table-cell>
          <table:table-cell table:style-name="ce19" table:formula="of:=[.$H$16]/([.J$30]*[.$F33])" office:value-type="float" office:value="230.4" calcext:value-type="float">
            <text:p>230,4</text:p>
          </table:table-cell>
          <table:table-cell table:style-name="ce19" table:formula="of:=[.$G$16]/([.K$30]*[.$F33])" office:value-type="float" office:value="625" calcext:value-type="float">
            <text:p>625,0</text:p>
          </table:table-cell>
          <table:table-cell table:style-name="ce19" table:formula="of:=[.$H$16]/([.L$30]*[.$F33])" office:value-type="float" office:value="460.8" calcext:value-type="float">
            <text:p>460,8</text:p>
          </table:table-cell>
          <table:table-cell table:style-name="ce22" table:formula="of:=[.$G$16]/([.M$30]*[.$F33])" office:value-type="float" office:value="1250" calcext:value-type="float">
            <text:p>1250</text:p>
          </table:table-cell>
          <table:table-cell table:style-name="ce22" table:formula="of:=[.$H$16]/([.N$30]*[.$F33])" office:value-type="float" office:value="921.6" calcext:value-type="float">
            <text:p>922</text:p>
          </table:table-cell>
          <table:table-cell table:style-name="ce22" table:formula="of:=[.$G$16]/([.O$30]*[.$F33])" office:value-type="float" office:value="2500" calcext:value-type="float">
            <text:p>2500</text:p>
          </table:table-cell>
          <table:table-cell table:style-name="ce22" table:formula="of:=[.$H$16]/([.P$30]*[.$F33])" office:value-type="float" office:value="1843.2" calcext:value-type="float">
            <text:p>1843</text:p>
          </table:table-cell>
          <table:table-cell table:style-name="ce24" table:formula="of:=[.$G$16]/([.Q$30]*[.$F33])" office:value-type="float" office:value="6250" calcext:value-type="float">
            <text:p>6250</text:p>
          </table:table-cell>
          <table:table-cell table:style-name="ce22" table:formula="of:=[.$H$16]/([.R$30]*[.$F33])" office:value-type="float" office:value="4608" calcext:value-type="float">
            <text:p>4608</text:p>
          </table:table-cell>
          <table:table-cell table:style-name="ce24" table:formula="of:=[.$G$16]/([.S$30]*[.$F33])" office:value-type="float" office:value="12500" calcext:value-type="float">
            <text:p>12500</text:p>
          </table:table-cell>
          <table:table-cell table:style-name="ce24" table:formula="of:=[.$H$16]/([.T$30]*[.$F33])" office:value-type="float" office:value="9216" calcext:value-type="float">
            <text:p>9216</text:p>
          </table:table-cell>
          <table:table-cell table:style-name="ce24" table:formula="of:=[.$G$16]/([.U$30]*[.$F33])" office:value-type="float" office:value="39062.5" calcext:value-type="float">
            <text:p>39063</text:p>
          </table:table-cell>
          <table:table-cell table:style-name="ce24" table:formula="of:=[.$H$16]/([.V$30]*[.$F33])" office:value-type="float" office:value="28800" calcext:value-type="float">
            <text:p>28800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style-name="ce19" table:formula="of:=[.$G$16]/([.G$30]*[.$F34])" office:value-type="float" office:value="62.5" calcext:value-type="float">
            <text:p>62,5</text:p>
          </table:table-cell>
          <table:table-cell table:style-name="ce19" table:formula="of:=[.$H$16]/([.H$30]*[.$F34])" office:value-type="float" office:value="46.08" calcext:value-type="float">
            <text:p>46,1</text:p>
          </table:table-cell>
          <table:table-cell table:style-name="ce19" table:formula="of:=[.$G$16]/([.I$30]*[.$F34])" office:value-type="float" office:value="156.25" calcext:value-type="float">
            <text:p>156,3</text:p>
          </table:table-cell>
          <table:table-cell table:style-name="ce19" table:formula="of:=[.$H$16]/([.J$30]*[.$F34])" office:value-type="float" office:value="115.2" calcext:value-type="float">
            <text:p>115,2</text:p>
          </table:table-cell>
          <table:table-cell table:style-name="ce19" table:formula="of:=[.$G$16]/([.K$30]*[.$F34])" office:value-type="float" office:value="312.5" calcext:value-type="float">
            <text:p>312,5</text:p>
          </table:table-cell>
          <table:table-cell table:style-name="ce19" table:formula="of:=[.$H$16]/([.L$30]*[.$F34])" office:value-type="float" office:value="230.4" calcext:value-type="float">
            <text:p>230,4</text:p>
          </table:table-cell>
          <table:table-cell table:style-name="ce22" table:formula="of:=[.$G$16]/([.M$30]*[.$F34])" office:value-type="float" office:value="625" calcext:value-type="float">
            <text:p>625</text:p>
          </table:table-cell>
          <table:table-cell table:style-name="ce22" table:formula="of:=[.$H$16]/([.N$30]*[.$F34])" office:value-type="float" office:value="460.8" calcext:value-type="float">
            <text:p>461</text:p>
          </table:table-cell>
          <table:table-cell table:style-name="ce22" table:formula="of:=[.$G$16]/([.O$30]*[.$F34])" office:value-type="float" office:value="1250" calcext:value-type="float">
            <text:p>1250</text:p>
          </table:table-cell>
          <table:table-cell table:style-name="ce22" table:formula="of:=[.$H$16]/([.P$30]*[.$F34])" office:value-type="float" office:value="921.6" calcext:value-type="float">
            <text:p>922</text:p>
          </table:table-cell>
          <table:table-cell table:style-name="ce24" table:formula="of:=[.$G$16]/([.Q$30]*[.$F34])" office:value-type="float" office:value="3125" calcext:value-type="float">
            <text:p>3125</text:p>
          </table:table-cell>
          <table:table-cell table:style-name="ce22" table:formula="of:=[.$H$16]/([.R$30]*[.$F34])" office:value-type="float" office:value="2304" calcext:value-type="float">
            <text:p>2304</text:p>
          </table:table-cell>
          <table:table-cell table:style-name="ce24" table:formula="of:=[.$G$16]/([.S$30]*[.$F34])" office:value-type="float" office:value="6250" calcext:value-type="float">
            <text:p>6250</text:p>
          </table:table-cell>
          <table:table-cell table:style-name="ce24" table:formula="of:=[.$H$16]/([.T$30]*[.$F34])" office:value-type="float" office:value="4608" calcext:value-type="float">
            <text:p>4608</text:p>
          </table:table-cell>
          <table:table-cell table:style-name="ce24" table:formula="of:=[.$G$16]/([.U$30]*[.$F34])" office:value-type="float" office:value="19531.25" calcext:value-type="float">
            <text:p>19531</text:p>
          </table:table-cell>
          <table:table-cell table:style-name="ce24" table:formula="of:=[.$H$16]/([.V$30]*[.$F34])" office:value-type="float" office:value="14400" calcext:value-type="float">
            <text:p>14400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style-name="ce19" table:formula="of:=[.$G$16]/([.G$30]*[.$F35])" office:value-type="float" office:value="31.25" calcext:value-type="float">
            <text:p>31,3</text:p>
          </table:table-cell>
          <table:table-cell table:style-name="ce19" table:formula="of:=[.$H$16]/([.H$30]*[.$F35])" office:value-type="float" office:value="23.04" calcext:value-type="float">
            <text:p>23,0</text:p>
          </table:table-cell>
          <table:table-cell table:style-name="ce19" table:formula="of:=[.$G$16]/([.I$30]*[.$F35])" office:value-type="float" office:value="78.125" calcext:value-type="float">
            <text:p>78,1</text:p>
          </table:table-cell>
          <table:table-cell table:style-name="ce19" table:formula="of:=[.$H$16]/([.J$30]*[.$F35])" office:value-type="float" office:value="57.6" calcext:value-type="float">
            <text:p>57,6</text:p>
          </table:table-cell>
          <table:table-cell table:style-name="ce19" table:formula="of:=[.$G$16]/([.K$30]*[.$F35])" office:value-type="float" office:value="156.25" calcext:value-type="float">
            <text:p>156,3</text:p>
          </table:table-cell>
          <table:table-cell table:style-name="ce19" table:formula="of:=[.$H$16]/([.L$30]*[.$F35])" office:value-type="float" office:value="115.2" calcext:value-type="float">
            <text:p>115,2</text:p>
          </table:table-cell>
          <table:table-cell table:style-name="ce22" table:formula="of:=[.$G$16]/([.M$30]*[.$F35])" office:value-type="float" office:value="312.5" calcext:value-type="float">
            <text:p>313</text:p>
          </table:table-cell>
          <table:table-cell table:style-name="ce22" table:formula="of:=[.$H$16]/([.N$30]*[.$F35])" office:value-type="float" office:value="230.4" calcext:value-type="float">
            <text:p>230</text:p>
          </table:table-cell>
          <table:table-cell table:style-name="ce22" table:formula="of:=[.$G$16]/([.O$30]*[.$F35])" office:value-type="float" office:value="625" calcext:value-type="float">
            <text:p>625</text:p>
          </table:table-cell>
          <table:table-cell table:style-name="ce22" table:formula="of:=[.$H$16]/([.P$30]*[.$F35])" office:value-type="float" office:value="460.8" calcext:value-type="float">
            <text:p>461</text:p>
          </table:table-cell>
          <table:table-cell table:style-name="ce24" table:formula="of:=[.$G$16]/([.Q$30]*[.$F35])" office:value-type="float" office:value="1562.5" calcext:value-type="float">
            <text:p>1563</text:p>
          </table:table-cell>
          <table:table-cell table:style-name="ce22" table:formula="of:=[.$H$16]/([.R$30]*[.$F35])" office:value-type="float" office:value="1152" calcext:value-type="float">
            <text:p>1152</text:p>
          </table:table-cell>
          <table:table-cell table:style-name="ce24" table:formula="of:=[.$G$16]/([.S$30]*[.$F35])" office:value-type="float" office:value="3125" calcext:value-type="float">
            <text:p>3125</text:p>
          </table:table-cell>
          <table:table-cell table:style-name="ce24" table:formula="of:=[.$H$16]/([.T$30]*[.$F35])" office:value-type="float" office:value="2304" calcext:value-type="float">
            <text:p>2304</text:p>
          </table:table-cell>
          <table:table-cell table:style-name="ce24" table:formula="of:=[.$G$16]/([.U$30]*[.$F35])" office:value-type="float" office:value="9765.625" calcext:value-type="float">
            <text:p>9766</text:p>
          </table:table-cell>
          <table:table-cell table:style-name="ce24" table:formula="of:=[.$H$16]/([.V$30]*[.$F35])" office:value-type="float" office:value="7200" calcext:value-type="float">
            <text:p>7200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style-name="ce19" table:formula="of:=[.$G$16]/([.G$30]*[.$F36])" office:value-type="float" office:value="15.625" calcext:value-type="float">
            <text:p>15,6</text:p>
          </table:table-cell>
          <table:table-cell table:style-name="ce19" table:formula="of:=[.$H$16]/([.H$30]*[.$F36])" office:value-type="float" office:value="11.52" calcext:value-type="float">
            <text:p>11,5</text:p>
          </table:table-cell>
          <table:table-cell table:style-name="ce19" table:formula="of:=[.$G$16]/([.I$30]*[.$F36])" office:value-type="float" office:value="39.0625" calcext:value-type="float">
            <text:p>39,1</text:p>
          </table:table-cell>
          <table:table-cell table:style-name="ce19" table:formula="of:=[.$H$16]/([.J$30]*[.$F36])" office:value-type="float" office:value="28.8" calcext:value-type="float">
            <text:p>28,8</text:p>
          </table:table-cell>
          <table:table-cell table:style-name="ce19" table:formula="of:=[.$G$16]/([.K$30]*[.$F36])" office:value-type="float" office:value="78.125" calcext:value-type="float">
            <text:p>78,1</text:p>
          </table:table-cell>
          <table:table-cell table:style-name="ce19" table:formula="of:=[.$H$16]/([.L$30]*[.$F36])" office:value-type="float" office:value="57.6" calcext:value-type="float">
            <text:p>57,6</text:p>
          </table:table-cell>
          <table:table-cell table:style-name="ce22" table:formula="of:=[.$G$16]/([.M$30]*[.$F36])" office:value-type="float" office:value="156.25" calcext:value-type="float">
            <text:p>156</text:p>
          </table:table-cell>
          <table:table-cell table:style-name="ce22" table:formula="of:=[.$H$16]/([.N$30]*[.$F36])" office:value-type="float" office:value="115.2" calcext:value-type="float">
            <text:p>115</text:p>
          </table:table-cell>
          <table:table-cell table:style-name="ce22" table:formula="of:=[.$G$16]/([.O$30]*[.$F36])" office:value-type="float" office:value="312.5" calcext:value-type="float">
            <text:p>313</text:p>
          </table:table-cell>
          <table:table-cell table:style-name="ce22" table:formula="of:=[.$H$16]/([.P$30]*[.$F36])" office:value-type="float" office:value="230.4" calcext:value-type="float">
            <text:p>230</text:p>
          </table:table-cell>
          <table:table-cell table:style-name="ce24" table:formula="of:=[.$G$16]/([.Q$30]*[.$F36])" office:value-type="float" office:value="781.25" calcext:value-type="float">
            <text:p>781</text:p>
          </table:table-cell>
          <table:table-cell table:style-name="ce22" table:formula="of:=[.$H$16]/([.R$30]*[.$F36])" office:value-type="float" office:value="576" calcext:value-type="float">
            <text:p>576</text:p>
          </table:table-cell>
          <table:table-cell table:style-name="ce24" table:formula="of:=[.$G$16]/([.S$30]*[.$F36])" office:value-type="float" office:value="1562.5" calcext:value-type="float">
            <text:p>1563</text:p>
          </table:table-cell>
          <table:table-cell table:style-name="ce24" table:formula="of:=[.$H$16]/([.T$30]*[.$F36])" office:value-type="float" office:value="1152" calcext:value-type="float">
            <text:p>1152</text:p>
          </table:table-cell>
          <table:table-cell table:style-name="ce24" table:formula="of:=[.$G$16]/([.U$30]*[.$F36])" office:value-type="float" office:value="4882.8125" calcext:value-type="float">
            <text:p>4883</text:p>
          </table:table-cell>
          <table:table-cell table:style-name="ce24" table:formula="of:=[.$H$16]/([.V$30]*[.$F36])" office:value-type="float" office:value="3600" calcext:value-type="float">
            <text:p>3600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table:style-name="ce19" table:formula="of:=[.$G$16]/([.G$30]*[.$F37])" office:value-type="float" office:value="3.90625" calcext:value-type="float">
            <text:p>3,9</text:p>
          </table:table-cell>
          <table:table-cell table:style-name="ce19" table:formula="of:=[.$H$16]/([.H$30]*[.$F37])" office:value-type="float" office:value="2.88" calcext:value-type="float">
            <text:p>2,9</text:p>
          </table:table-cell>
          <table:table-cell table:style-name="ce19" table:formula="of:=[.$G$16]/([.I$30]*[.$F37])" office:value-type="float" office:value="9.765625" calcext:value-type="float">
            <text:p>9,8</text:p>
          </table:table-cell>
          <table:table-cell table:style-name="ce19" table:formula="of:=[.$H$16]/([.J$30]*[.$F37])" office:value-type="float" office:value="7.2" calcext:value-type="float">
            <text:p>7,2</text:p>
          </table:table-cell>
          <table:table-cell table:style-name="ce19" table:formula="of:=[.$G$16]/([.K$30]*[.$F37])" office:value-type="float" office:value="19.53125" calcext:value-type="float">
            <text:p>19,5</text:p>
          </table:table-cell>
          <table:table-cell table:style-name="ce19" table:formula="of:=[.$H$16]/([.L$30]*[.$F37])" office:value-type="float" office:value="14.4" calcext:value-type="float">
            <text:p>14,4</text:p>
          </table:table-cell>
          <table:table-cell table:style-name="ce22" table:formula="of:=[.$G$16]/([.M$30]*[.$F37])" office:value-type="float" office:value="39.0625" calcext:value-type="float">
            <text:p>39</text:p>
          </table:table-cell>
          <table:table-cell table:style-name="ce22" table:formula="of:=[.$H$16]/([.N$30]*[.$F37])" office:value-type="float" office:value="28.8" calcext:value-type="float">
            <text:p>29</text:p>
          </table:table-cell>
          <table:table-cell table:style-name="ce22" table:formula="of:=[.$G$16]/([.O$30]*[.$F37])" office:value-type="float" office:value="78.125" calcext:value-type="float">
            <text:p>78</text:p>
          </table:table-cell>
          <table:table-cell table:style-name="ce22" table:formula="of:=[.$H$16]/([.P$30]*[.$F37])" office:value-type="float" office:value="57.6" calcext:value-type="float">
            <text:p>58</text:p>
          </table:table-cell>
          <table:table-cell table:style-name="ce24" table:formula="of:=[.$G$16]/([.Q$30]*[.$F37])" office:value-type="float" office:value="195.3125" calcext:value-type="float">
            <text:p>195</text:p>
          </table:table-cell>
          <table:table-cell table:style-name="ce22" table:formula="of:=[.$H$16]/([.R$30]*[.$F37])" office:value-type="float" office:value="144" calcext:value-type="float">
            <text:p>144</text:p>
          </table:table-cell>
          <table:table-cell table:style-name="ce24" table:formula="of:=[.$G$16]/([.S$30]*[.$F37])" office:value-type="float" office:value="390.625" calcext:value-type="float">
            <text:p>391</text:p>
          </table:table-cell>
          <table:table-cell table:style-name="ce24" table:formula="of:=[.$H$16]/([.T$30]*[.$F37])" office:value-type="float" office:value="288" calcext:value-type="float">
            <text:p>288</text:p>
          </table:table-cell>
          <table:table-cell table:style-name="ce24" table:formula="of:=[.$G$16]/([.U$30]*[.$F37])" office:value-type="float" office:value="1220.703125" calcext:value-type="float">
            <text:p>1221</text:p>
          </table:table-cell>
          <table:table-cell table:style-name="ce24" table:formula="of:=[.$H$16]/([.V$30]*[.$F37])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ajor</text:p>
          </table:table-cell>
          <table:table-cell office:value-type="string" calcext:value-type="string">
            <text:p>16bit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MSB</text:p>
          </table:table-cell>
          <table:table-cell office:value-type="string" calcext:value-type="string">
            <text:p>16bit</text:p>
          </table:table-cell>
          <table:table-cell table:number-columns-repeated="18"/>
        </table:table-row>
        <table:table-row table:style-name="ro1" table:number-rows-repeated="10485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WIBaud" table:style-name="ta1">
        <table:table-column table:style-name="co1" table:default-cell-style-name="Default"/>
        <table:table-column table:style-name="co1" table:number-columns-repeated="4" table:default-cell-style-name="ce19"/>
        <table:table-row table:style-name="ro1">
          <table:table-cell/>
          <table:table-cell table:style-name="Default" office:value-type="float" office:value="14745600" calcext:value-type="float">
            <text:p>1474560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([.$B$1]/(2*[.$A3]*[.B$2]))-8" office:value-type="float" office:value="139.456" calcext:value-type="float">
            <text:p>139,5</text:p>
          </table:table-cell>
          <table:table-cell table:formula="of:=([.$B$1]/(2*[.$A3]*[.C$2]))-8" office:value-type="float" office:value="28.864" calcext:value-type="float">
            <text:p>28,9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$B$1]/(2*[.$A4]*[.B$2]))-8" office:value-type="float" office:value="65.728" calcext:value-type="float">
            <text:p>65,7</text:p>
          </table:table-cell>
          <table:table-cell table:formula="of:=([.$B$1]/(2*[.$A4]*[.C$2]))-8" office:value-type="float" office:value="10.432" calcext:value-type="float">
            <text:p>10,4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([.$B$1]/(2*[.$A5]*[.B$2]))-8" office:value-type="float" office:value="41.152" calcext:value-type="float">
            <text:p>41,2</text:p>
          </table:table-cell>
          <table:table-cell table:formula="of:=([.$B$1]/(2*[.$A5]*[.C$2]))-8" office:value-type="float" office:value="4.288" calcext:value-type="float">
            <text:p>4,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([.$B$1]/(2*[.$A6]*[.B$2]))-8" office:value-type="float" office:value="28.864" calcext:value-type="float">
            <text:p>28,9</text:p>
          </table:table-cell>
          <table:table-cell table:number-columns-repeated="3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([.$B$1]/(2*[.$A7]*[.B$2]))-8" office:value-type="float" office:value="21.4912" calcext:value-type="float">
            <text:p>21,5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([.$B$1]/(2*[.$A8]*[.B$2]))-8" office:value-type="float" office:value="16.576" calcext:value-type="float">
            <text:p>16,6</text:p>
          </table:table-cell>
          <table:table-cell table:number-columns-repeated="3"/>
        </table:table-row>
        <table:table-row table:style-name="ro1">
          <table:table-cell office:value-type="float" office:value="350000" calcext:value-type="float">
            <text:p>350000</text:p>
          </table:table-cell>
          <table:table-cell table:formula="of:=([.$B$1]/(2*[.$A9]*[.B$2]))-8" office:value-type="float" office:value="13.0651428571429" calcext:value-type="float">
            <text:p>13,1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([.$B$1]/(2*[.$A10]*[.B$2]))-8" office:value-type="float" office:value="10.432" calcext:value-type="float">
            <text:p>10,4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([.$B$1]/(2*[.$A11]*[.B$2]))-8" office:value-type="float" office:value="6.7456" calcext:value-type="float">
            <text:p>6,7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([.$B$1]/(2*[.$A12]*[.B$2]))-8" office:value-type="float" office:value="4.288" calcext:value-type="float">
            <text:p>4,3</text:p>
          </table:table-cell>
          <table:table-cell table:number-columns-repeated="3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([.$B$1]/(2*[.$A13]*[.B$2]))-8" office:value-type="float" office:value="2.53257142857143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4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20000000" calcext:value-type="float">
            <text:p>2000000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([.$B$19]/(2*[.$A21]*[.B$20]))-8" office:value-type="float" office:value="192" calcext:value-type="float">
            <text:p>192,0</text:p>
          </table:table-cell>
          <table:table-cell table:formula="of:=([.$B$19]/(2*[.$A21]*[.C$20]))-8" office:value-type="float" office:value="42" calcext:value-type="float">
            <text:p>42,0</text:p>
          </table:table-cell>
          <table:table-cell table:formula="of:=([.$B$19]/(2*[.$A21]*[.D$20]))-8"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$B$19]/(2*[.$A22]*[.B$20]))-8" office:value-type="float" office:value="92" calcext:value-type="float">
            <text:p>92,0</text:p>
          </table:table-cell>
          <table:table-cell table:formula="of:=([.$B$19]/(2*[.$A22]*[.C$20]))-8" office:value-type="float" office:value="17" calcext:value-type="float">
            <text:p>17,0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([.$B$19]/(2*[.$A23]*[.B$20]))-8" office:value-type="float" office:value="58.6666666666667" calcext:value-type="float">
            <text:p>58,7</text:p>
          </table:table-cell>
          <table:table-cell table:formula="of:=([.$B$19]/(2*[.$A23]*[.C$20]))-8" office:value-type="float" office:value="8.66666666666667" calcext:value-type="float">
            <text:p>8,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([.$B$19]/(2*[.$A24]*[.B$20]))-8" office:value-type="float" office:value="42" calcext:value-type="float">
            <text:p>42,0</text:p>
          </table:table-cell>
          <table:table-cell table:formula="of:=([.$B$19]/(2*[.$A24]*[.C$20]))-8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([.$B$19]/(2*[.$A25]*[.B$20]))-8" office:value-type="float" office:value="32" calcext:value-type="float">
            <text:p>32,0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([.$B$19]/(2*[.$A26]*[.B$20]))-8" office:value-type="float" office:value="25.3333333333333" calcext:value-type="float">
            <text:p>25,3</text:p>
          </table:table-cell>
          <table:table-cell table:number-columns-repeated="3"/>
        </table:table-row>
        <table:table-row table:style-name="ro1">
          <table:table-cell office:value-type="float" office:value="350000" calcext:value-type="float">
            <text:p>350000</text:p>
          </table:table-cell>
          <table:table-cell table:formula="of:=([.$B$19]/(2*[.$A27]*[.B$20]))-8" office:value-type="float" office:value="20.5714285714286" calcext:value-type="float">
            <text:p>20,6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([.$B$19]/(2*[.$A28]*[.B$20]))-8" office:value-type="float" office:value="17" calcext:value-type="float">
            <text:p>17,0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([.$B$19]/(2*[.$A29]*[.B$20]))-8" office:value-type="float" office:value="12" calcext:value-type="float">
            <text:p>12,0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([.$B$19]/(2*[.$A30]*[.B$20]))-8" office:value-type="float" office:value="8.66666666666667" calcext:value-type="float">
            <text:p>8,7</text:p>
          </table:table-cell>
          <table:table-cell table:number-columns-repeated="3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([.$B$19]/(2*[.$A31]*[.B$20]))-8" office:value-type="float" office:value="6.28571428571429" calcext:value-type="float">
            <text:p>6,3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([.$B$19]/(2*[.$A32]*[.B$20]))-8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([.$B$19]/(2*[.$A33]*[.B$20]))-8" office:value-type="float" office:value="3.1111111111111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500000" calcext:value-type="float">
            <text:p>1500000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 style:data-style-name="N2" text:time-value="16:35:10.1631917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7:13:18.219835070</meta:creation-date>
    <dc:date>2020-01-06T16:52:59.202239942</dc:date>
    <meta:editing-duration>PT21H11M13S</meta:editing-duration>
    <meta:editing-cycles>24</meta:editing-cycles>
    <meta:generator>LibreOffice/6.3.3.1$Linux_X86_64 LibreOffice_project/30$Build-1</meta:generator>
    <meta:document-statistic meta:table-count="2" meta:cell-count="364" meta:object-count="0"/>
  </office:meta>
</office:document-meta>
</file>